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7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9cm" fo:min-width="3.1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601cm" fo:min-width="2.1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295cm" fo:min-width="0.148cm"/>
    </style:style>
    <style:style style:name="gr6" style:family="graphic" style:parent-style-name="standard">
      <style:graphic-properties draw:textarea-horizontal-align="justify" draw:textarea-vertical-align="middle" draw:auto-grow-height="false" fo:min-height="0.0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037cm" fo:min-width="4.18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037cm" fo:min-width="4.1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1.60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4.4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4.65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178cm" fo:min-width="2.8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0.7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7.35cm" fo:min-width="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15cm" fo:min-width="7.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472cm" fo:min-width="1.822cm"/>
    </style:style>
    <style:style style:name="gr28" style:family="graphic" style:parent-style-name="standard">
      <style:graphic-properties draw:textarea-horizontal-align="justify" draw:textarea-vertical-align="middle" draw:auto-grow-height="false" fo:min-height="0.472cm" fo:min-width="2.322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4.95cm" fo:min-width="5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95cm" fo:min-width="3.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cm" svg:height="9cm" svg:x="2.3cm" svg:y="1.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88cm" svg:height="1.569cm" svg:x="5.871cm" svg:y="2.326cm">
            <draw:text-box>
              <text:p>Table 7</text:p>
            </draw:text-box>
          </draw:frame>
          <draw:frame draw:style-name="gr3" draw:text-style-name="P2" draw:layer="layout" svg:width="5.703cm" svg:height="1.029cm" svg:x="2.509cm" svg:y="3.268cm">
            <draw:text-box>
              <text:p><text:span text:style-name="T1">Number of people: 6 </text:span></text:p>
            </draw:text-box>
          </draw:frame>
          <draw:custom-shape draw:style-name="gr4" draw:text-style-name="P1" draw:layer="layout" svg:width="2.75cm" svg:height="0.943cm" svg:x="2.915cm" svg:y="9.44cm">
            <text:p text:style-name="P1">Ad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75cm" svg:height="0.943cm" svg:x="6.073cm" svg:y="9.44cm">
            <text:p text:style-name="P1">De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916cm" svg:height="0.771cm" svg:x="2.611cm" svg:y="2.4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08cm" svg:height="0.343cm" svg:x="2.915cm" svg:y="2.583cm">
            <text:p/>
            <draw:enhanced-geometry svg:viewBox="0 0 21600 21600" draw:text-areas="?f7 ?f0 21600 ?f2" draw:type="left-arrow" draw:modifiers="5817.45635910224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3" draw:layer="layout" svg:width="3.359cm" svg:height="1.124cm" svg:x="8.482cm" svg:y="3.355cm">
            <draw:text-box>
              <text:p><text:span text:style-name="T2">Date: 17/05/12</text:span></text:p>
            </draw:text-box>
          </draw:frame>
          <draw:custom-shape draw:style-name="gr4" draw:text-style-name="P1" draw:layer="layout" svg:width="2.75cm" svg:height="0.943cm" svg:x="9.434cm" svg:y="9.44cm">
            <text:p text:style-name="P1">Fini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1" draw:layer="layout" svg:width="4.687cm" svg:height="4.287cm" svg:x="3.016cm" svg:y="4.4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4.686cm" svg:height="4.287cm" svg:x="7.703cm" svg:y="4.46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3" draw:layer="layout" svg:width="2.038cm" svg:height="0.739cm" svg:x="4.341cm" svg:y="4.673cm">
            <draw:text-box>
              <text:p><text:span text:style-name="T2">Dish</text:span></text:p>
            </draw:text-box>
          </draw:frame>
          <draw:frame draw:style-name="gr11" draw:text-style-name="P3" draw:layer="layout" svg:width="2.037cm" svg:height="0.738cm" svg:x="8.925cm" svg:y="4.641cm">
            <draw:text-box>
              <text:p><text:span text:style-name="T2">Drink</text:span></text:p>
            </draw:text-box>
          </draw:frame>
          <draw:frame draw:style-name="gr12" draw:layer="layout" svg:width="1.36cm" svg:height="0.962cm" svg:x="3.184cm" svg:y="4.479cm">
            <draw:text-box>
              <text:p><text:span text:style-name="T2">Qty</text:span> </text:p>
            </draw:text-box>
          </draw:frame>
          <draw:frame draw:style-name="gr12" draw:layer="layout" svg:width="1.36cm" svg:height="0.962cm" svg:x="7.769cm" svg:y="4.468cm">
            <draw:text-box>
              <text:p><text:span text:style-name="T2">Qty</text:span> </text:p>
            </draw:text-box>
          </draw:frame>
          <draw:frame draw:style-name="gr13" draw:text-style-name="P3" draw:layer="layout" svg:width="1.494cm" svg:height="1.124cm" svg:x="10.791cm" svg:y="4.618cm">
            <draw:text-box>
              <text:p><text:span text:style-name="T2">Price</text:span></text:p>
            </draw:text-box>
          </draw:frame>
          <draw:frame draw:style-name="gr13" draw:text-style-name="P3" draw:layer="layout" svg:width="1.493cm" svg:height="1.124cm" svg:x="5.903cm" svg:y="4.618cm">
            <draw:text-box>
              <text:p><text:span text:style-name="T2">Price</text:span></text:p>
            </draw:text-box>
          </draw:frame>
          <draw:line draw:style-name="gr14" draw:text-style-name="P1" draw:layer="layout" svg:x1="3.017cm" svg:y1="7.983cm" svg:x2="7.6cm" svg:y2="7.983cm">
            <text:p/>
          </draw:line>
          <draw:line draw:style-name="gr14" draw:text-style-name="P1" draw:layer="layout" svg:x1="7.805cm" svg:y1="7.983cm" svg:x2="12.388cm" svg:y2="7.983cm">
            <text:p/>
          </draw:line>
          <draw:frame draw:style-name="gr15" draw:text-style-name="P3" draw:layer="layout" svg:width="3.518cm" svg:height="1.124cm" svg:x="3.261cm" svg:y="8.016cm">
            <draw:text-box>
              <text:p><text:span text:style-name="T2">Total Dish Price</text:span></text:p>
            </draw:text-box>
          </draw:frame>
          <draw:frame draw:style-name="gr16" draw:text-style-name="P3" draw:layer="layout" svg:width="3.66cm" svg:height="1.124cm" svg:x="7.64cm" svg:y="7.93cm">
            <draw:text-box>
              <text:p><text:span text:style-name="T2">Total Drink Price</text:span></text:p>
            </draw:text-box>
          </draw:frame>
          <draw:custom-shape draw:style-name="gr17" draw:text-style-name="P4" draw:layer="layout" svg:width="3.36cm" svg:height="0.428cm" svg:x="8.925cm" svg:y="8.755cm">
            <text:p text:style-name="P1"><text:span text:style-name="T2">Total Price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6.888cm" svg:y1="7.983cm" svg:x2="6.888cm" svg:y2="8.755cm">
            <text:p/>
          </draw:line>
          <draw:line draw:style-name="gr14" draw:text-style-name="P1" draw:layer="layout" svg:x1="11.37cm" svg:y1="7.983cm" svg:x2="11.37cm" svg:y2="8.755cm">
            <text:p/>
          </draw:line>
          <draw:line draw:style-name="gr14" draw:text-style-name="P1" draw:layer="layout" svg:x1="11.777cm" svg:y1="8.755cm" svg:x2="11.777cm" svg:y2="9.184cm">
            <text:p/>
          </draw:line>
        </draw:g>
        <draw:line draw:style-name="gr18" draw:text-style-name="P1" draw:layer="layout" svg:x1="3.5cm" svg:y1="10.8cm" svg:x2="4.3cm" svg:y2="11.7cm">
          <text:p/>
        </draw:line>
        <draw:frame draw:style-name="gr19" draw:text-style-name="P5" draw:layer="layout" svg:width="5.7cm" svg:height="6.131cm" svg:x="13.9cm" svg:y="5.869cm">
          <draw:text-box>
            <text:p><text:span text:style-name="T3">Clicking on Add will display a window which shows the menu database so the user can see what items are on the menu.</text:span></text:p>
          </draw:text-box>
        </draw:frame>
        <draw:frame draw:style-name="gr20" draw:text-style-name="P6" draw:layer="layout" svg:width="4.5cm" svg:height="0.8cm" svg:x="8.3cm" svg:y="3.9cm">
          <draw:text-box>
            <text:p><text:span text:style-name="T4">Time of Arrival: 17:05</text:span></text:p>
          </draw:text-box>
        </draw:frame>
        <draw:g>
          <draw:custom-shape draw:style-name="gr21" draw:text-style-name="P1" draw:layer="layout" svg:width="11.296cm" svg:height="0.5cm" svg:x="2.304cm" svg:y="1.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3" draw:layer="layout" svg:width="11.191cm" svg:height="0.725cm" svg:x="2.2cm" svg:y="0.975cm">
            <draw:text-box>
              <text:p><text:span text:style-name="T2">Menu | Change Password</text:span></text:p>
            </draw:text-box>
          </draw:frame>
        </draw:g>
        <draw:custom-shape draw:style-name="gr23" draw:text-style-name="P1" draw:layer="layout" svg:width="11.5cm" svg:height="7.6cm" svg:x="2.1cm" svg:y="12.6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5.404cm" svg:height="0.962cm" svg:x="3.8cm" svg:y="12.9cm">
          <draw:text-box>
            <text:p>Add Item to order</text:p>
          </draw:text-box>
        </draw:frame>
        <draw:custom-shape draw:style-name="gr25" draw:text-style-name="P1" draw:layer="layout" svg:width="8.2cm" svg:height="3.4cm" svg:x="3.7cm" svg:y="1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7.8cm" svg:height="0.962cm" svg:x="3.9cm" svg:y="14.2cm">
          <draw:text-box>
            <text:p text:style-name="P7"><text:span text:style-name="T5">ID | Menu Item | Price | Type</text:span></text:p>
          </draw:text-box>
        </draw:frame>
        <draw:frame draw:style-name="gr24" draw:text-style-name="P5" draw:layer="layout" svg:width="5.531cm" svg:height="0.839cm" svg:x="2.5cm" svg:y="17.661cm">
          <draw:text-box>
            <text:p text:style-name="P5"><text:span text:style-name="T3">Add item by entering:</text:span></text:p>
          </draw:text-box>
        </draw:frame>
        <draw:custom-shape draw:style-name="gr27" draw:text-style-name="P8" draw:layer="layout" svg:width="2.4cm" svg:height="0.8cm" svg:x="2.7cm" svg:y="18.8cm">
          <text:p text:style-name="P8"><text:span text:style-name="T3">Ite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2.9cm" svg:height="0.8cm" svg:x="6.2cm" svg:y="18.8cm">
          <text:p text:style-name="P8"><text:span text:style-name="T3">Item Na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4cm" svg:height="0.8cm" svg:x="10.1cm" svg:y="18.8cm">
          <text:p text:style-name="P8"><text:span text:style-name="T3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5" draw:layer="layout" svg:width="5.1cm" svg:height="6.131cm" svg:x="14.3cm" svg:y="13.1cm">
          <draw:text-box>
            <text:p text:style-name="P5"><text:span text:style-name="T3">The user will have the option to add an item by entering <text:s/>its ID or name through the buttons 'Item ID' and 'Item Name'.</text:span></text:p>
            <text:p text:style-name="P5"><text:span text:style-name="T3"/></text:p>
            <text:p text:style-name="P5"><text:span text:style-name="T3">Clicking Cancel will close the box</text:span></text:p>
          </draw:text-box>
        </draw:frame>
        <draw:g>
          <draw:custom-shape draw:style-name="gr29" draw:text-style-name="P1" draw:layer="layout" svg:width="6.4cm" svg:height="5.2cm" svg:x="1.8cm" svg:y="21.3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7" draw:layer="layout" svg:width="5.2cm" svg:height="1.275cm" svg:x="2.4cm" svg:y="21.5cm">
            <draw:text-box>
              <text:p><text:span text:style-name="T5">Please enter the <text:s/>ID that you wish to add</text:span></text:p>
            </draw:text-box>
          </draw:frame>
          <draw:custom-shape draw:style-name="gr31" draw:text-style-name="P1" draw:layer="layout" svg:width="4.4cm" svg:height="1.2cm" svg:x="2.7cm" svg:y="23.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2.4cm" svg:height="0.8cm" svg:x="5.1cm" svg:y="25.2cm">
            <text:p text:style-name="P8"><text:span text:style-name="T3">Canc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2.4cm" svg:height="0.8cm" svg:x="2.2cm" svg:y="25.3cm">
            <text:p text:style-name="P8"><text:span text:style-name="T3">Ad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1" draw:layer="layout" svg:width="6.4cm" svg:height="5.2cm" svg:x="9.1cm" svg:y="21.3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5.2cm" svg:height="1.787cm" svg:x="9.7cm" svg:y="21.5cm">
          <draw:text-box>
            <text:p><text:span text:style-name="T5">Please enter the item's name that you wish to add</text:span></text:p>
          </draw:text-box>
        </draw:frame>
        <draw:custom-shape draw:style-name="gr31" draw:text-style-name="P1" draw:layer="layout" svg:width="4.4cm" svg:height="1.2cm" svg:x="10cm" svg:y="23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4cm" svg:height="0.8cm" svg:x="12.4cm" svg:y="25.2cm">
          <text:p text:style-name="P8"><text:span text:style-name="T3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4cm" svg:height="0.8cm" svg:x="9.5cm" svg:y="25.3cm">
          <text:p text:style-name="P8"><text:span text:style-name="T3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3.2cm" svg:y1="19.5cm" svg:x2="3.9cm" svg:y2="21.3cm">
          <text:p/>
        </draw:line>
        <draw:line draw:style-name="gr18" draw:text-style-name="P1" draw:layer="layout" svg:x1="7.6cm" svg:y1="19.6cm" svg:x2="10.2cm" svg:y2="2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0:31:05.103000000</meta:creation-date>
    <meta:generator>LibreOffice/4.3.2.2$Windows_x86 LibreOffice_project/edfb5295ba211bd31ad47d0bad0118690f76407d</meta:generator>
    <dc:date>2015-01-13T22:15:53.159000000</dc:date>
    <meta:editing-duration>PT22M12S</meta:editing-duration>
    <meta:editing-cycles>5</meta:editing-cycles>
    <meta:document-statistic meta:object-count="55"/>
  </office:meta>
</office:document-meta>
</file>